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Año</text:p>
          </table:table-cell>
          <table:table-cell office:value-type="string">
            <text:p>Suceso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descubrimiento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Publicación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Construcción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1° celda de 5KV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string">
            <text:p>Construcción tractor con celdas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5">25/10/2009</text:date>, <text:time>23:16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22:43:54</meta:creation-date>
    <dc:date>2009-10-25T23:16:57</dc:date>
    <meta:editing-duration>PT00H02M58S</meta:editing-duration>
    <meta:editing-cycles>1</meta:editing-cycles>
    <meta:document-statistic meta:table-count="3" meta:cell-count="12" meta:object-count="0"/>
    <meta:generator>OpenOffice.org/3.0$Unix OpenOffice.org_project/300m15$Build-9379</meta:generator>
    <meta:user-defined meta:name="Información 1"/>
    <meta:user-defined meta:name="Información 2"/>
    <meta:user-defined meta:name="Información 3"/>
    <meta:user-defined meta:name="Información 4"/>
  </office:meta>
</office:document-meta>
</file>